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line-height="200%" fo:text-align="justify" style:justify-single-word="false"/>
      <style:text-properties fo:font-size="12pt" officeooo:rsid="00159333" officeooo:paragraph-rsid="001be479" style:font-size-asian="10.5pt" style:font-size-complex="12pt"/>
    </style:style>
    <style:style style:name="P2" style:family="paragraph" style:parent-style-name="Preformatted_20_Text">
      <style:paragraph-properties fo:line-height="200%" fo:text-align="center" style:justify-single-word="false"/>
      <style:text-properties fo:font-size="12pt" officeooo:rsid="00159333" officeooo:paragraph-rsid="001be479" style:font-size-asian="10.5pt" style:font-size-complex="12pt"/>
    </style:style>
    <style:style style:name="P3" style:family="paragraph" style:parent-style-name="Preformatted_20_Text">
      <style:paragraph-properties fo:line-height="200%" fo:text-align="justify" style:justify-single-word="false"/>
      <style:text-properties fo:font-size="12pt" officeooo:rsid="001be479" officeooo:paragraph-rsid="001be479" style:font-size-asian="10.5pt" style:font-size-complex="12pt"/>
    </style:style>
    <style:style style:name="T1" style:family="text">
      <style:text-properties officeooo:rsid="001be4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text:span text:style-name="T1">5</text:span> Report: <text:s/>dgp34</text:p>
      <text:p text:style-name="P1">In this project, a <text:span text:style-name="T1">third</text:span> joint was added to the robot <text:span text:style-name="T1">from P4 </text:span>and <text:span text:style-name="T1">all</text:span> joints were commanded to move at unique, hard-coded frequencies.</text:p>
      <text:p text:style-name="P1"/>
      <text:p text:style-name="P3">The values of the frequencies have been changed from P4. <text:s/>Additionally, the URDF has been changed to include limit and dynamics lines in all joints, transmission blocks for all joints, and a gazebo block to incorporate ROS controllers. <text:s/>There is also a controller configuration YAML file, in which PID settings have been listed for all joints.</text:p>
      <text:p text:style-name="P1"/>
      <text:p text:style-name="P1"><text:span text:style-name="T1">In its default setup, the motion of the tip of the robot vaguely traces an infinity symbol on either side of the base, with an occasional but definitive sweep from one side to the other. <text:s/>If desired, t</text:span>he motion can be edited by going to sin_commander.cpp and editing the defined FREQ1, FREQ2, <text:span text:style-name="T1">and FREQ3</text:span> values. <text:s/><text:span text:style-name="T1">The motion can also be edited/fine-tuned by using rqt_gui with the dynamic reconfigure plugin to test PID values for all joints. <text:s/>Current settings have all values of PID set to 10, with I clamped between -10 and 10. <text:s/>New PID settings can be transferred to the YAML file for more permanent updates.</text:span></text:p>
      <text:p text:style-name="P1"/>
      <text:p text:style-name="P3">As a final note, the mass of each link has been changed to allow for total motion; various early configurations prevented joint 1 from mov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13T22:10:26.522930891</dc:date>
    <meta:document-statistic meta:table-count="0" meta:image-count="0" meta:object-count="0" meta:page-count="1" meta:paragraph-count="5" meta:word-count="215" meta:character-count="1245" meta:non-whitespace-character-count="1028"/>
    <meta:generator>LibreOffice/4.2.8.2$Linux_X86_64 LibreOffice_project/420m0$Build-2</meta:generator>
  </office:meta>
</office:document-meta>
</file>